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title: "Creating a Bash Command to Quickly Search Directories"</text:p>
      <text:p text:style-name="Standard">date: 2023-01-17T16:26:27-05:00</text:p>
      <text:p text:style-name="Standard">draft: false</text:p>
      <text:p text:style-name="Standard">---</text:p>
      <text:p text:style-name="Standard"/>
      <text:p text:style-name="Standard">When working in the command line, you often want to navigate to a directory containing a particular file. You might not remember where that file is, but if you remember the file name, you can easily find it by making use of fzf - the fuzzy finder. </text:p>
      <text:p text:style-name="Standard"/>
      <text:p text:style-name="Standard">, or series of directories to find a file. Having a bash shortcut in your .bashrc file can make this task easy.</text:p>
      <text:p text:style-name="Standard"/>
      <text:p text:style-name="Standard">To add the command, append the follwoing to your ~/.bashrc file. </text:p>
      <text:p text:style-name="Standard"/>
      <text:p text:style-name="Standard">{{&lt; highlight bash "linenos=table" &gt;}}</text:p>
      <text:p text:style-name="Standard">sd(){ #search directory.</text:p>
      <text:p text:style-name="Standard"><text:tab/>cd "$(find * -type d | fzf)";</text:p>
      <text:p text:style-name="Standard">}</text:p>
      <text:p text:style-name="Standard">shd(){ #search the home directory</text:p>
      <text:p text:style-name="Standard"><text:tab/>cd ~;</text:p>
      <text:p text:style-name="Standard"><text:tab/>cd "$(find * -type d | fzf)";</text:p>
      <text:p text:style-name="Standard">}</text:p>
      <text:p text:style-name="Standard">{{&lt; /highlight &gt;}}</text:p>
      <text:p text:style-name="Standard"/>
      <text:p text:style-name="Standard">Open a new bash instance to reload the .bashrc file or by typing {{&lt;highlight bash&gt;}} source ~/.bashrc {{&lt;/highlight&gt;}} or by reloading bash using the "bash" comman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9:56:29.083275680</meta:creation-date>
    <dc:date>2023-01-18T19:59:45.599217669</dc:date>
    <meta:editing-duration>PT3M16S</meta:editing-duration>
    <meta:editing-cycles>1</meta:editing-cycles>
    <meta:document-statistic meta:table-count="0" meta:image-count="0" meta:object-count="0" meta:page-count="1" meta:paragraph-count="18" meta:word-count="155" meta:character-count="882" meta:non-whitespace-character-count="740"/>
    <meta:generator>LibreOffice/7.3.7.2$Linux_X86_64 LibreOffice_project/30$Build-2</meta:generator>
  </office:meta>
</office:document-meta>
</file>